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>
      <style:text-properties fo:font-weight="bold" style:font-weight-asian="bold" style:font-weight-complex="bold"/>
    </style:style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entence</text:span><text:span text:style-name="T1_2"><text:s/></text:span><text:span text:style-name="T1_3">definitions</text:span></text:p>
      <text:p text:style-name="P2"/>
      <text:p text:style-name="P3"><text:span text:style-name="T3_1">The</text:span><text:span text:style-name="T3_2"><text:s/></text:span><text:span text:style-name="T3_3">first</text:span><text:span text:style-name="T3_4"><text:s/></text:span><text:span text:style-name="T3_5">two</text:span><text:span text:style-name="T3_6"><text:s/>$</text:span><text:span text:style-name="T3_7">GPGGA</text:span><text:span text:style-name="T3_8">,<text:s/>$</text:span><text:span text:style-name="T3_9">GPRMC</text:span><text:span text:style-name="T3_10"><text:s/></text:span><text:span text:style-name="T3_11">are</text:span><text:span text:style-name="T3_12"><text:s/></text:span><text:span text:style-name="T3_13">standard</text:span><text:span text:style-name="T3_14"><text:s/></text:span><text:span text:style-name="T3_15">NMEA</text:span><text:span text:style-name="T3_16"><text:s/></text:span><text:span text:style-name="T3_17">GPS</text:span><text:span text:style-name="T3_18"><text:s/></text:span><text:span text:style-name="T3_19">output</text:span><text:span text:style-name="T3_20">.<text:s/></text:span><text:span text:style-name="T3_21">The</text:span><text:span text:style-name="T3_22"><text:s/></text:span><text:span text:style-name="T3_23">sentences</text:span><text:span text:style-name="T3_24"><text:s/></text:span><text:span text:style-name="T3_25">beginning</text:span><text:span text:style-name="T3_26"><text:s/></text:span><text:span text:style-name="T3_27">with</text:span><text:span text:style-name="T3_28"><text:s/>$</text:span><text:span text:style-name="T3_29">FH</text:span><text:span text:style-name="T3_30"><text:s/></text:span><text:span text:style-name="T3_31">are</text:span><text:span text:style-name="T3_32"><text:s/></text:span><text:span text:style-name="T3_33">Far</text:span><text:span text:style-name="T3_34"><text:s/></text:span><text:span text:style-name="T3_35">Horizons</text:span><text:span text:style-name="T3_36"><text:s/></text:span><text:span text:style-name="T3_37">sentences</text:span><text:span text:style-name="T3_38">.<text:s/></text:span><text:span text:style-name="T3_39">and</text:span><text:span text:style-name="T3_40"><text:s/></text:span><text:span text:style-name="T3_41">documented</text:span><text:span text:style-name="T3_42"><text:s/></text:span><text:span text:style-name="T3_43">below</text:span><text:span text:style-name="T3_44">.<text:s/></text:span><text:span text:style-name="T3_45">The</text:span><text:span text:style-name="T3_46"><text:s/>$</text:span><text:span text:style-name="T3_47">FH</text:span><text:span text:style-name="T3_48"><text:s/></text:span><text:span text:style-name="T3_49">sentences</text:span><text:span text:style-name="T3_50"><text:s/></text:span><text:span text:style-name="T3_51">begin</text:span><text:span text:style-name="T3_52"><text:s/></text:span><text:span text:style-name="T3_53">with</text:span><text:span text:style-name="T3_54"><text:s/></text:span><text:span text:style-name="T3_55">fields</text:span><text:span text:style-name="T3_56"><text:s/></text:span><text:span text:style-name="T3_57">that</text:span><text:span text:style-name="T3_58"><text:s/></text:span><text:span text:style-name="T3_59">contain</text:span><text:span text:style-name="T3_60"><text:s/></text:span><text:span text:style-name="T3_61">data</text:span><text:span text:style-name="T3_62">,<text:s/></text:span><text:span text:style-name="T3_63">the</text:span><text:span text:style-name="T3_64"><text:s/></text:span><text:span text:style-name="T3_65">trailing</text:span><text:span text:style-name="T3_66"><text:s/></text:span><text:span text:style-name="T3_67">fields</text:span><text:span text:style-name="T3_68"><text:s/></text:span><text:span text:style-name="T3_69">are</text:span><text:span text:style-name="T3_70"><text:s/></text:span><text:span text:style-name="T3_71">for</text:span><text:span text:style-name="T3_72"><text:s/></text:span><text:span text:style-name="T3_73">diagnostics</text:span><text:span text:style-name="T3_74">.<text:s/></text:span><text:span text:style-name="T3_75">Following</text:span><text:span text:style-name="T3_76"><text:s/></text:span><text:span text:style-name="T3_77">the</text:span><text:span text:style-name="T3_78"><text:s/></text:span><text:span text:style-name="T3_79">NMEA</text:span><text:span text:style-name="T3_80"><text:s/></text:span><text:span text:style-name="T3_81">standard</text:span><text:span text:style-name="T3_82"><text:s/></text:span><text:span text:style-name="T3_83">all</text:span><text:span text:style-name="T3_84"><text:s/></text:span><text:span text:style-name="T3_85">fields</text:span><text:span text:style-name="T3_86"><text:s/></text:span><text:span text:style-name="T3_87">are</text:span><text:span text:style-name="T3_88"><text:s/></text:span><text:span text:style-name="T3_89">separated</text:span><text:span text:style-name="T3_90"><text:s/></text:span><text:span text:style-name="T3_91">by</text:span><text:span text:style-name="T3_92"><text:s/></text:span><text:span text:style-name="T3_93">commas</text:span><text:span text:style-name="T3_94">.<text:s/></text:span><text:span text:style-name="T3_95">The</text:span><text:span text:style-name="T3_96"><text:s/></text:span><text:span text:style-name="T3_97">uniformity</text:span><text:span text:style-name="T3_98"><text:s/></text:span><text:span text:style-name="T3_99">allows</text:span><text:span text:style-name="T3_100"><text:s/></text:span><text:span text:style-name="T3_101">the</text:span><text:span text:style-name="T3_102"><text:s/></text:span><text:span text:style-name="T3_103">use</text:span><text:span text:style-name="T3_104"><text:s/></text:span><text:span text:style-name="T3_105">of</text:span><text:span text:style-name="T3_106"><text:s/></text:span><text:span text:style-name="T3_107">utilities</text:span><text:span text:style-name="T3_108"><text:s/></text:span><text:span text:style-name="T3_109">such</text:span><text:span text:style-name="T3_110"><text:s/></text:span><text:span text:style-name="T3_111">as</text:span><text:span text:style-name="T3_112"><text:s/></text:span><text:span text:style-name="T3_113">awk</text:span><text:span text:style-name="T3_114"><text:s/></text:span><text:span text:style-name="T3_115">to</text:span><text:span text:style-name="T3_116"><text:s/></text:span><text:span text:style-name="T3_117">parse</text:span><text:span text:style-name="T3_118"><text:s/></text:span><text:span text:style-name="T3_119">wanted</text:span><text:span text:style-name="T3_120"><text:s/></text:span><text:span text:style-name="T3_121">data</text:span><text:span text:style-name="T3_122">,<text:s/></text:span><text:span text:style-name="T3_123">and</text:span><text:span text:style-name="T3_124"><text:s/></text:span><text:span text:style-name="T3_125">create</text:span><text:span text:style-name="T3_126"><text:s/></text:span><text:span text:style-name="T3_127">reports</text:span><text:span text:style-name="T3_128">.</text:span></text:p>
      <text:p text:style-name="P4"/>
      <text:p text:style-name="P5"><text:span text:style-name="T5_1">Sentence</text:span><text:span text:style-name="T5_2"><text:s/>$</text:span><text:span text:style-name="T5_3">FHMAG</text:span><text:span text:style-name="T5_4"><text:s/>-<text:s/></text:span><text:span text:style-name="T5_5">Far</text:span><text:span text:style-name="T5_6"><text:s/></text:span><text:span text:style-name="T5_7">Horizons</text:span><text:span text:style-name="T5_8"><text:s/></text:span><text:span text:style-name="T5_9">Magentometer</text:span><text:span text:style-name="T5_10"><text:s/></text:span></text:p>
      <text:p text:style-name="P6"/>
      <text:p text:style-name="P7"><text:span text:style-name="T7_1">The</text:span><text:span text:style-name="T7_2"><text:s/></text:span><text:span text:style-name="T7_3">data</text:span><text:span text:style-name="T7_4"><text:s/></text:span><text:span text:style-name="T7_5">is</text:span><text:span text:style-name="T7_6"><text:s/></text:span><text:span text:style-name="T7_7">from</text:span><text:span text:style-name="T7_8"><text:s/></text:span><text:span text:style-name="T7_9">Modified</text:span><text:span text:style-name="T7_10"><text:s/>5883</text:span><text:span text:style-name="T7_11">L</text:span><text:span text:style-name="T7_12">.</text:span><text:span text:style-name="T7_13">h</text:span><text:span text:style-name="T7_14"><text:s/></text:span><text:span text:style-name="T7_15">Library</text:span><text:span text:style-name="T7_16">.<text:s/></text:span><text:span text:style-name="T7_17">The</text:span><text:span text:style-name="T7_18"><text:s/></text:span><text:span text:style-name="T7_19">int</text:span><text:span text:style-name="T7_20"><text:s/></text:span><text:span text:style-name="T7_21">declarations</text:span><text:span text:style-name="T7_22"><text:s/></text:span><text:span text:style-name="T7_23">where</text:span><text:span text:style-name="T7_24"><text:s/></text:span><text:span text:style-name="T7_25">chaged</text:span><text:span text:style-name="T7_26"><text:s/></text:span><text:span text:style-name="T7_27">from</text:span><text:span text:style-name="T7_28"><text:s/></text:span><text:span text:style-name="T7_29">int</text:span><text:span text:style-name="T7_30"><text:s/></text:span><text:span text:style-name="T7_31">to</text:span><text:span text:style-name="T7_32"><text:s/></text:span><text:span text:style-name="T7_33">int</text:span><text:span text:style-name="T7_34">16_</text:span><text:span text:style-name="T7_35">t</text:span><text:span text:style-name="T7_36"><text:s/></text:span><text:span text:style-name="T7_37">in</text:span><text:span text:style-name="T7_38"><text:s/></text:span><text:span text:style-name="T7_39">the</text:span><text:span text:style-name="T7_40"><text:s/></text:span><text:span text:style-name="T7_41">header</text:span><text:span text:style-name="T7_42"><text:s/></text:span><text:span text:style-name="T7_43">file</text:span><text:span text:style-name="T7_44">.</text:span></text:p>
      <text:p text:style-name="P8"/>
      <text:p text:style-name="P9"><text:span text:style-name="T9_1">count</text:span></text:p>
      <text:p text:style-name="P10"><text:span text:style-name="T10_1">heading</text:span><text:span text:style-name="T10_2"><text:s/></text:span><text:span text:style-name="T10_3">in</text:span><text:span text:style-name="T10_4"><text:s/></text:span><text:span text:style-name="T10_5">degrees</text:span></text:p>
      <text:p text:style-name="P11"><text:span text:style-name="T11_1">heading</text:span><text:span text:style-name="T11_2"><text:s/></text:span><text:span text:style-name="T11_3">in</text:span><text:span text:style-name="T11_4"><text:s/></text:span><text:span text:style-name="T11_5">Radians</text:span><text:span text:style-name="T11_6"><text:s/></text:span></text:p>
      <text:p text:style-name="P12"><text:span text:style-name="T12_1">raw</text:span><text:span text:style-name="T12_2">.</text:span><text:span text:style-name="T12_3">XAxis</text:span></text:p>
      <text:p text:style-name="P13"><text:span text:style-name="T13_1">raw</text:span><text:span text:style-name="T13_2">.</text:span><text:span text:style-name="T13_3">YAxis</text:span></text:p>
      <text:p text:style-name="P14"><text:span text:style-name="T14_1">raw</text:span><text:span text:style-name="T14_2">.</text:span><text:span text:style-name="T14_3">ZAxis</text:span></text:p>
      <text:p text:style-name="P15"><text:span text:style-name="T15_1">scaled</text:span><text:span text:style-name="T15_2">.</text:span><text:span text:style-name="T15_3">XAxis</text:span></text:p>
      <text:p text:style-name="P16"><text:span text:style-name="T16_1">scaled</text:span><text:span text:style-name="T16_2">.</text:span><text:span text:style-name="T16_3">YAxis</text:span></text:p>
      <text:p text:style-name="P17"><text:span text:style-name="T17_1">scaled</text:span><text:span text:style-name="T17_2">.</text:span><text:span text:style-name="T17_3">ZAxis</text:span><text:span text:style-name="T17_4"><text:s/></text:span></text:p>
      <text:p text:style-name="P18"/>
      <text:p text:style-name="P19"><text:span text:style-name="T19_1"><text:s text:c="2"/></text:span></text:p>
      <text:p text:style-name="P20"><text:span text:style-name="T20_1">Sentence</text:span><text:span text:style-name="T20_2"><text:s text:c="2"/>$</text:span><text:span text:style-name="T20_3">FHPRS</text:span><text:span text:style-name="T20_4"><text:s/></text:span><text:span text:style-name="T20_5">Far</text:span><text:span text:style-name="T20_6"><text:s/></text:span><text:span text:style-name="T20_7">Horizons</text:span><text:span text:style-name="T20_8"><text:s/></text:span><text:span text:style-name="T20_9">Pressure</text:span><text:span text:style-name="T20_10">.<text:s/></text:span></text:p>
      <text:p text:style-name="P21"/>
      <text:p text:style-name="P22"><text:span text:style-name="T22_1">The</text:span><text:span text:style-name="T22_2"><text:s/></text:span><text:span text:style-name="T22_3">data</text:span><text:span text:style-name="T22_4"><text:s/></text:span><text:span text:style-name="T22_5">is</text:span><text:span text:style-name="T22_6"><text:s/></text:span><text:span text:style-name="T22_7">from</text:span><text:span text:style-name="T22_8"><text:s/></text:span><text:span text:style-name="T22_9">code</text:span><text:span text:style-name="T22_10"><text:s/></text:span><text:span text:style-name="T22_11">modified</text:span><text:span text:style-name="T22_12"><text:s/></text:span><text:span text:style-name="T22_13">by</text:span><text:span text:style-name="T22_14"><text:s/></text:span><text:span text:style-name="T22_15">Jeff</text:span><text:span text:style-name="T22_16"><text:s/></text:span><text:span text:style-name="T22_17">to</text:span><text:span text:style-name="T22_18"><text:s/></text:span><text:span text:style-name="T22_19">get</text:span><text:span text:style-name="T22_20"><text:s/></text:span><text:span text:style-name="T22_21">the</text:span><text:span text:style-name="T22_22"><text:s/></text:span><text:span text:style-name="T22_23">math</text:span><text:span text:style-name="T22_24"><text:s/></text:span><text:span text:style-name="T22_25">correct</text:span></text:p>
      <text:p text:style-name="P23"/>
      <text:p text:style-name="P24"><text:span text:style-name="T24_1">count</text:span></text:p>
      <text:p text:style-name="P25"><text:span text:style-name="T25_1">Temperature</text:span></text:p>
      <text:p text:style-name="P26"><text:span text:style-name="T26_1">Pressure</text:span></text:p>
      <text:p text:style-name="P27"><text:span text:style-name="T27_1">D</text:span><text:span text:style-name="T27_2">2<text:s/>-<text:s/></text:span><text:span text:style-name="T27_3">For</text:span><text:span text:style-name="T27_4"><text:s/></text:span><text:span text:style-name="T27_5">diagnostics</text:span></text:p>
      <text:p text:style-name="P28"><text:span text:style-name="T28_1">D</text:span><text:span text:style-name="T28_2">1<text:s/>-<text:s/></text:span><text:span text:style-name="T28_3">For</text:span><text:span text:style-name="T28_4"><text:s/></text:span><text:span text:style-name="T28_5">diagnostics</text:span></text:p>
      <text:p text:style-name="P29"><text:span text:style-name="T29_1">dT</text:span><text:span text:style-name="T29_2"><text:s/>-<text:s/></text:span><text:span text:style-name="T29_3">For</text:span><text:span text:style-name="T29_4"><text:s/></text:span><text:span text:style-name="T29_5">diagnostics</text:span></text:p>
      <text:p text:style-name="P30"><text:span text:style-name="T30_1">SENS</text:span><text:span text:style-name="T30_2"><text:s/>-<text:s/></text:span><text:span text:style-name="T30_3">For</text:span><text:span text:style-name="T30_4"><text:s/></text:span><text:span text:style-name="T30_5">diagnostics</text:span></text:p>
      <text:p text:style-name="P31"><text:span text:style-name="T31_1">OFF</text:span><text:span text:style-name="T31_2">/100<text:s/>-<text:s/></text:span><text:span text:style-name="T31_3">For</text:span><text:span text:style-name="T31_4"><text:s/></text:span><text:span text:style-name="T31_5">diagnostics</text:span></text:p>
      <text:p text:style-name="P32"><text:span text:style-name="T32_1">T</text:span><text:span text:style-name="T32_2">2<text:s/>-<text:s/></text:span><text:span text:style-name="T32_3">For</text:span><text:span text:style-name="T32_4"><text:s/></text:span><text:span text:style-name="T32_5">diagnostics</text:span></text:p>
      <text:p text:style-name="P33"><text:span text:style-name="T33_1">SENS</text:span><text:span text:style-name="T33_2">2<text:s/>-<text:s/></text:span><text:span text:style-name="T33_3">For</text:span><text:span text:style-name="T33_4"><text:s/></text:span><text:span text:style-name="T33_5">diagnostics</text:span></text:p>
      <text:p text:style-name="P34"><text:span text:style-name="T34_1"><text:s/></text:span><text:span text:style-name="T34_2">OFF</text:span><text:span text:style-name="T34_3">2/100<text:s/>-<text:s/></text:span><text:span text:style-name="T34_4">For</text:span><text:span text:style-name="T34_5"><text:s/></text:span><text:span text:style-name="T34_6">diagnostics</text:span></text:p>
      <text:p text:style-name="P35"><text:span text:style-name="T35_1"><text:s text:c="2"/></text:span></text:p>
      <text:p text:style-name="P36"><text:span text:style-name="T36_1"><text:s/></text:span><text:span text:style-name="T36_2">Sentence</text:span><text:span text:style-name="T36_3"><text:s text:c="2"/>$</text:span><text:span text:style-name="T36_4">FHACC</text:span><text:span text:style-name="T36_5"><text:s/></text:span><text:span text:style-name="T36_6">Far</text:span><text:span text:style-name="T36_7"><text:s/></text:span><text:span text:style-name="T36_8">Horizons</text:span><text:span text:style-name="T36_9"><text:s/></text:span><text:span text:style-name="T36_10">Accelerometer</text:span><text:span text:style-name="T36_11"><text:s/></text:span></text:p>
      <text:p text:style-name="P37"/>
      <text:p text:style-name="P38"><text:span text:style-name="T38_1">The</text:span><text:span text:style-name="T38_2"><text:s/></text:span><text:span text:style-name="T38_3">code</text:span><text:span text:style-name="T38_4"><text:s/></text:span><text:span text:style-name="T38_5">for</text:span><text:span text:style-name="T38_6"><text:s/></text:span><text:span text:style-name="T38_7">the</text:span><text:span text:style-name="T38_8"><text:s/></text:span><text:span text:style-name="T38_9">ADXL</text:span><text:span text:style-name="T38_10">345<text:s/></text:span><text:span text:style-name="T38_11">was</text:span><text:span text:style-name="T38_12"><text:s/></text:span><text:span text:style-name="T38_13">lifted</text:span><text:span text:style-name="T38_14"><text:s/></text:span><text:span text:style-name="T38_15">from</text:span><text:span text:style-name="T38_16"><text:s/></text:span><text:span text:style-name="T38_17">the</text:span><text:span text:style-name="T38_18"><text:s/></text:span><text:span text:style-name="T38_19">ADXL</text:span><text:span text:style-name="T38_20">#$%.</text:span><text:span text:style-name="T38_21">h</text:span><text:span text:style-name="T38_22"><text:s/></text:span><text:span text:style-name="T38_23">example</text:span><text:span text:style-name="T38_24">.<text:s/></text:span><text:span text:style-name="T38_25">However</text:span><text:span text:style-name="T38_26"><text:s/></text:span><text:span text:style-name="T38_27">in</text:span><text:span text:style-name="T38_28"><text:s/></text:span><text:span text:style-name="T38_29">the</text:span><text:span text:style-name="T38_30"><text:s/></text:span><text:span text:style-name="T38_31">sketch</text:span><text:span text:style-name="T38_32">,<text:s/></text:span><text:span text:style-name="T38_33">the</text:span><text:span text:style-name="T38_34"><text:s/></text:span><text:span text:style-name="T38_35">interger</text:span><text:span text:style-name="T38_36"><text:s/></text:span><text:span text:style-name="T38_37">valeues</text:span><text:span text:style-name="T38_38"><text:s/></text:span><text:span text:style-name="T38_39">were</text:span><text:span text:style-name="T38_40"><text:s/></text:span><text:span text:style-name="T38_41">cast</text:span><text:span text:style-name="T38_42"><text:s/></text:span><text:span text:style-name="T38_43">to</text:span><text:span text:style-name="T38_44"><text:s/></text:span><text:span text:style-name="T38_45">int</text:span><text:span text:style-name="T38_46">16_</text:span><text:span text:style-name="T38_47">t</text:span><text:span text:style-name="T38_48">.<text:s/></text:span></text:p>
      <text:p text:style-name="P39"><text:span text:style-name="T39_1"><text:s text:c="2"/></text:span></text:p>
      <text:p text:style-name="P40"><text:span text:style-name="T40_1">count</text:span></text:p>
      <text:p text:style-name="P41"><text:span text:style-name="T41_1">Axg</text:span><text:span text:style-name="T41_2"><text:s/>-<text:s/></text:span><text:span text:style-name="T41_3">Scaled</text:span><text:span text:style-name="T41_4">,<text:s/>16</text:span><text:span text:style-name="T41_5">bit</text:span><text:span text:style-name="T41_6"><text:s/></text:span><text:span text:style-name="T41_7">x</text:span><text:span text:style-name="T41_8"><text:s/></text:span><text:span text:style-name="T41_9">axis</text:span><text:span text:style-name="T41_10"><text:s/></text:span><text:span text:style-name="T41_11">gravity</text:span></text:p>
      <text:p text:style-name="P42"><text:span text:style-name="T42_1">Ayg</text:span><text:span text:style-name="T42_2"><text:s/>-<text:s/></text:span><text:span text:style-name="T42_3">Scaled</text:span><text:span text:style-name="T42_4">,<text:s/>16</text:span><text:span text:style-name="T42_5">bit</text:span><text:span text:style-name="T42_6"><text:s/></text:span><text:span text:style-name="T42_7">y</text:span><text:span text:style-name="T42_8"><text:s/></text:span><text:span text:style-name="T42_9">axis</text:span><text:span text:style-name="T42_10"><text:s/></text:span><text:span text:style-name="T42_11">gravity</text:span></text:p>
      <text:p text:style-name="P43"><text:span text:style-name="T43_1">Azg</text:span><text:span text:style-name="T43_2"><text:s/>-<text:s/></text:span><text:span text:style-name="T43_3">Scaled</text:span><text:span text:style-name="T43_4">,<text:s/>16</text:span><text:span text:style-name="T43_5">bit</text:span><text:span text:style-name="T43_6"><text:s/></text:span><text:span text:style-name="T43_7">z</text:span><text:span text:style-name="T43_8"><text:s/></text:span><text:span text:style-name="T43_9">axis</text:span><text:span text:style-name="T43_10"><text:s/></text:span><text:span text:style-name="T43_11">gravity</text:span></text:p>
      <text:p text:style-name="P44"><text:span text:style-name="T44_1">Ax</text:span><text:span text:style-name="T44_2"><text:s/>-<text:s/></text:span><text:span text:style-name="T44_3">Raw</text:span><text:span text:style-name="T44_4"><text:s/>32<text:s/></text:span><text:span text:style-name="T44_5">bit</text:span><text:span text:style-name="T44_6"><text:s/></text:span><text:span text:style-name="T44_7">x</text:span><text:span text:style-name="T44_8"><text:s/></text:span><text:span text:style-name="T44_9">axis</text:span><text:span text:style-name="T44_10"><text:s/></text:span><text:span text:style-name="T44_11">input</text:span></text:p>
      <text:p text:style-name="P45"><text:span text:style-name="T45_1">Ay</text:span><text:span text:style-name="T45_2"><text:s/>-<text:s/></text:span><text:span text:style-name="T45_3">Raw</text:span><text:span text:style-name="T45_4"><text:s/>32<text:s/></text:span><text:span text:style-name="T45_5">bit</text:span><text:span text:style-name="T45_6"><text:s/></text:span><text:span text:style-name="T45_7">x</text:span><text:span text:style-name="T45_8"><text:s/></text:span><text:span text:style-name="T45_9">axis</text:span><text:span text:style-name="T45_10"><text:s/></text:span><text:span text:style-name="T45_11">input</text:span></text:p>
      <text:p text:style-name="P46"><text:span text:style-name="T46_1">Az</text:span><text:span text:style-name="T46_2"><text:s/>-<text:s/></text:span><text:span text:style-name="T46_3">Raw</text:span><text:span text:style-name="T46_4"><text:s/>32<text:s/></text:span><text:span text:style-name="T46_5">bit</text:span><text:span text:style-name="T46_6"><text:s/></text:span><text:span text:style-name="T46_7">x</text:span><text:span text:style-name="T46_8"><text:s/></text:span><text:span text:style-name="T46_9">axis</text:span><text:span text:style-name="T46_10"><text:s/></text:span><text:span text:style-name="T46_11">input</text:span></text:p>
      <text:p text:style-name="P47"/>
      <text:p text:style-name="P48"><text:span text:style-name="T48_1">Sample</text:span><text:span text:style-name="T48_2"><text:s/></text:span><text:span text:style-name="T48_3">Output</text:span><text:span text:style-name="T48_4">:</text:span></text:p>
      <text:p text:style-name="P49"/>
      <text:p text:style-name="P50"><text:span text:style-name="T50_1">$</text:span><text:span text:style-name="T50_2">GPGGA</text:span><text:span text:style-name="T50_3">,160118.000,4203.2494,</text:span><text:span text:style-name="T50_4">N</text:span><text:span text:style-name="T50_5">,08741.2429,</text:span><text:span text:style-name="T50_6">W</text:span><text:span text:style-name="T50_7">,1,5,1.90,197.7,</text:span><text:span text:style-name="T50_8">M</text:span><text:span text:style-name="T50_9">,-34.1,</text:span><text:span text:style-name="T50_10">M</text:span><text:span text:style-name="T50_11">,,*66</text:span></text:p>
      <text:p text:style-name="P51"><text:span text:style-name="T51_1">$</text:span><text:span text:style-name="T51_2">GPRMC</text:span><text:span text:style-name="T51_3">,160118.000,</text:span><text:span text:style-name="T51_4">A</text:span><text:span text:style-name="T51_5">,4203.2494,</text:span><text:span text:style-name="T51_6">N</text:span><text:span text:style-name="T51_7">,08741.2429,</text:span><text:span text:style-name="T51_8">W</text:span><text:span text:style-name="T51_9">,0.36,261.60,020514,,,</text:span><text:span text:style-name="T51_10">A</text:span><text:span text:style-name="T51_11">*7</text:span><text:span text:style-name="T51_12">E</text:span></text:p>
      <text:p text:style-name="P52"><text:span text:style-name="T52_1">$</text:span><text:span text:style-name="T52_2">FHMAG</text:span><text:span text:style-name="T52_3">,5468,161.23,2.81,-120,47,-296,-120.00,47.00,-296.00</text:span></text:p>
      <text:p text:style-name="P53"><text:span text:style-name="T53_1">$</text:span><text:span text:style-name="T53_2">FHPRS</text:span><text:span text:style-name="T53_3">,5468,22.72,989.06,8691140,5976978,82628.00,2998217472.00,53041084.00,0.00,0.00,0.00</text:span></text:p>
      <text:p text:style-name="P54"><text:span text:style-name="T54_1">$</text:span><text:span text:style-name="T54_2">FHACC</text:span><text:span text:style-name="T54_3">,5468,0.09,-0.09,0.91,3,65533,29</text:span></text:p>
      <text:p text:style-name="P55"/>
      <text:p text:style-name="P56"><text:span text:style-name="T56_1">$</text:span><text:span text:style-name="T56_2">GPGGA</text:span><text:span text:style-name="T56_3">,160119.000,4203.2494,</text:span><text:span text:style-name="T56_4">N</text:span><text:span text:style-name="T56_5">,08741.2431,</text:span><text:span text:style-name="T56_6">W</text:span><text:span text:style-name="T56_7">,1,5,1.90,197.7,</text:span><text:span text:style-name="T56_8">M</text:span><text:span text:style-name="T56_9">,-34.1,</text:span><text:span text:style-name="T56_10">M</text:span><text:span text:style-name="T56_11">,,*6</text:span><text:span text:style-name="T56_12">E</text:span></text:p>
      <text:p text:style-name="P57"><text:span text:style-name="T57_1">$</text:span><text:span text:style-name="T57_2">GPRMC</text:span><text:span text:style-name="T57_3">,160119.000,</text:span><text:span text:style-name="T57_4">A</text:span><text:span text:style-name="T57_5">,4203.2494,</text:span><text:span text:style-name="T57_6">N</text:span><text:span text:style-name="T57_7">,08741.2431,</text:span><text:span text:style-name="T57_8">W</text:span><text:span text:style-name="T57_9">,0.35,261.10,020514,,,</text:span><text:span text:style-name="T57_10">A</text:span><text:span text:style-name="T57_11">*72</text:span></text:p>
      <text:p text:style-name="P58"><text:span text:style-name="T58_1">$</text:span><text:span text:style-name="T58_2">FHMAG</text:span><text:span text:style-name="T58_3">,5469,160.82,2.81,-120,48,-297,-120.00,48.00,-297.00</text:span></text:p>
      <text:p text:style-name="P59"><text:span text:style-name="T59_1">$</text:span><text:span text:style-name="T59_2">FHPRS</text:span><text:span text:style-name="T59_3">,5469,22.72,989.13,8691196,5977128,82684.00,2998230016.00,53041312.00,0.00,0.00,0.00</text:span></text:p>
      <text:p text:style-name="P60"><text:span text:style-name="T60_1">$</text:span><text:span text:style-name="T60_2">FHACC</text:span><text:span text:style-name="T60_3">,5469,0.09,-0.09,0.88,3,65533,28</text:span></text:p>
      <text:p text:style-name="P61"/>
      <text:p text:style-name="P62"><text:span text:style-name="T62_1">$</text:span><text:span text:style-name="T62_2">GPGGA</text:span><text:span text:style-name="T62_3">,160120.000,4203.2494,</text:span><text:span text:style-name="T62_4">N</text:span><text:span text:style-name="T62_5">,08741.2432,</text:span><text:span text:style-name="T62_6">W</text:span><text:span text:style-name="T62_7">,1,5,1.90,197.7,</text:span><text:span text:style-name="T62_8">M</text:span><text:span text:style-name="T62_9">,-34.1,</text:span><text:span text:style-name="T62_10">M</text:span><text:span text:style-name="T62_11">,,*67</text:span></text:p>
      <text:p text:style-name="P63"><text:span text:style-name="T63_1">$</text:span><text:span text:style-name="T63_2">GPRMC</text:span><text:span text:style-name="T63_3">,160120.000,</text:span><text:span text:style-name="T63_4">A</text:span><text:span text:style-name="T63_5">,4203.2494,</text:span><text:span text:style-name="T63_6">N</text:span><text:span text:style-name="T63_7">,08741.2432,</text:span><text:span text:style-name="T63_8">W</text:span><text:span text:style-name="T63_9">,0.35,262.81,020514,,,</text:span><text:span text:style-name="T63_10">A</text:span><text:span text:style-name="T63_11">*70</text:span></text:p>
      <text:p text:style-name="P64"><text:span text:style-name="T64_1">$</text:span><text:span text:style-name="T64_2">FHMAG</text:span><text:span text:style-name="T64_3">,5470,162.22,2.83,-121,45,-296,-121.00,45.00,-296.00</text:span></text:p>
      <text:p text:style-name="P65"><text:span text:style-name="T65_1">$</text:span><text:span text:style-name="T65_2">FHPRS</text:span><text:span text:style-name="T65_3">,5470,22.72,989.08,8691248,5977002,82736.00,2998241280.00,53041520.00,0.00,0.00,0.00</text:span></text:p>
      <text:p text:style-name="P66"><text:span text:style-name="T66_1">$</text:span><text:span text:style-name="T66_2">FHACC</text:span><text:span text:style-name="T66_3">,5470,0.09,-0.09,0.91,3,65533,29</text:span></text:p>
      <text:p text:style-name="P67"/>
      <text:p text:style-name="P68"><text:span text:style-name="T68_1">$</text:span><text:span text:style-name="T68_2">GPGGA</text:span><text:span text:style-name="T68_3">,160121.000,4203.2494,</text:span><text:span text:style-name="T68_4">N</text:span><text:span text:style-name="T68_5">,08741.2433,</text:span><text:span text:style-name="T68_6">W</text:span><text:span text:style-name="T68_7">,1,5,1.90,197.7,</text:span><text:span text:style-name="T68_8">M</text:span><text:span text:style-name="T68_9">,-34.1,</text:span><text:span text:style-name="T68_10">M</text:span><text:span text:style-name="T68_11">,,*67</text:span></text:p>
      <text:p text:style-name="P69"><text:span text:style-name="T69_1">$</text:span><text:span text:style-name="T69_2">GPRMC</text:span><text:span text:style-name="T69_3">,160121.000,</text:span><text:span text:style-name="T69_4">A</text:span><text:span text:style-name="T69_5">,4203.2494,</text:span><text:span text:style-name="T69_6">N</text:span><text:span text:style-name="T69_7">,08741.2433,</text:span><text:span text:style-name="T69_8">W</text:span><text:span text:style-name="T69_9">,0.35,267.85,020514,,,</text:span><text:span text:style-name="T69_10">A</text:span><text:span text:style-name="T69_11">*71</text:span></text:p>
      <text:p text:style-name="P70"><text:span text:style-name="T70_1">$</text:span><text:span text:style-name="T70_2">FHMAG</text:span><text:span text:style-name="T70_3">,5471,161.32,2.82,-118,46,-296,-118.00,46.00,-296.00</text:span></text:p>
      <text:p text:style-name="P71"><text:span text:style-name="T71_1">$</text:span><text:span text:style-name="T71_2">FHPRS</text:span><text:span text:style-name="T71_3">,5471,22.72,989.06,8691246,5976968,82734.00,2998241024.00,53041512.00,0.00,0.00,0.00</text:span></text:p>
      <text:p text:style-name="P72"><text:span text:style-name="T72_1">$</text:span><text:span text:style-name="T72_2">FHACC</text:span><text:span text:style-name="T72_3">,5471,0.09,-0.09,0.88,3,65533,28</text:span></text:p>
      <text:p text:style-name="P73"/>
      <text:p text:style-name="P74"><text:span text:style-name="T74_1">Sample</text:span><text:span text:style-name="T74_2"><text:s/></text:span><text:span text:style-name="T74_3">Awk</text:span><text:span text:style-name="T74_4"><text:s/></text:span><text:span text:style-name="T74_5">Script</text:span></text:p>
      <text:p text:style-name="P75"/>
      <text:p text:style-name="P76"><text:span text:style-name="T76_1">The</text:span><text:span text:style-name="T76_2"><text:s/></text:span><text:span text:style-name="T76_3">foillowing</text:span><text:span text:style-name="T76_4"><text:s/></text:span><text:span text:style-name="T76_5">awk</text:span><text:span text:style-name="T76_6"><text:s/></text:span><text:span text:style-name="T76_7">script</text:span><text:span text:style-name="T76_8">:</text:span></text:p>
      <text:p text:style-name="P77"/>
      <text:p text:style-name="P78"><text:span text:style-name="T78_1">#<text:s/></text:span><text:span text:style-name="T78_2">Records</text:span><text:span text:style-name="T78_3"><text:s/></text:span><text:span text:style-name="T78_4">are</text:span><text:span text:style-name="T78_5"><text:s/></text:span><text:span text:style-name="T78_6">separated</text:span><text:span text:style-name="T78_7"><text:s/></text:span><text:span text:style-name="T78_8">by</text:span><text:span text:style-name="T78_9"><text:s/></text:span><text:span text:style-name="T78_10">blank</text:span><text:span text:style-name="T78_11"><text:s/></text:span><text:span text:style-name="T78_12">lines</text:span><text:span text:style-name="T78_13">.</text:span></text:p>
      <text:p text:style-name="P79"><text:span text:style-name="T79_1">#<text:s/></text:span><text:span text:style-name="T79_2">Commas</text:span><text:span text:style-name="T79_3"><text:s/></text:span><text:span text:style-name="T79_4">separate</text:span><text:span text:style-name="T79_5"><text:s/></text:span><text:span text:style-name="T79_6">the</text:span><text:span text:style-name="T79_7"><text:s/></text:span><text:span text:style-name="T79_8">fields</text:span><text:span text:style-name="T79_9">.</text:span></text:p>
      <text:p text:style-name="P80"><text:span text:style-name="T80_1">BEGIN</text:span><text:span text:style-name="T80_2"><text:s/>{<text:s/></text:span><text:span text:style-name="T80_3">RS</text:span><text:span text:style-name="T80_4"><text:s/>=<text:s/>""<text:s/>;<text:s/></text:span><text:span text:style-name="T80_5">FS</text:span><text:span text:style-name="T80_6"><text:s/>=<text:s/>","<text:s/>}</text:span></text:p>
      <text:p text:style-name="P81"/>
      <text:p text:style-name="P82"><text:span text:style-name="T82_1">{</text:span></text:p>
      <text:p text:style-name="P83"><text:span text:style-name="T83_1"><text:s text:c="6"/></text:span><text:span text:style-name="T83_2">print</text:span><text:span text:style-name="T83_3"><text:s/>$25,<text:s/>$2,<text:s/>$3,<text:s/>$4,<text:s/>$5,<text:s/>$6,<text:s/>$10,<text:s/>$11,<text:s/>$31,<text:s/>$41,<text:s/>$42,<text:s/>$53,<text:s/>$54,<text:s/>$55</text:span></text:p>
      <text:p text:style-name="P84"><text:span text:style-name="T84_1"><text:s text:c="6"/></text:span><text:span text:style-name="T84_2">print</text:span><text:span text:style-name="T84_3"><text:s/>""</text:span></text:p>
      <text:p text:style-name="P85"><text:span text:style-name="T85_1">}</text:span></text:p>
      <text:p text:style-name="P86"/>
      <text:p text:style-name="P87"><text:span text:style-name="T87_1">yields</text:span><text:span text:style-name="T87_2"><text:s/></text:span><text:span text:style-name="T87_3">GPS</text:span><text:span text:style-name="T87_4"><text:s/></text:span><text:span text:style-name="T87_5">Date</text:span><text:span text:style-name="T87_6">,<text:s/></text:span><text:span text:style-name="T87_7">GPS</text:span><text:span text:style-name="T87_8"><text:s/></text:span><text:span text:style-name="T87_9">Tine</text:span><text:span text:style-name="T87_10">,<text:s/></text:span><text:span text:style-name="T87_11">GPS</text:span><text:span text:style-name="T87_12"><text:s/></text:span><text:span text:style-name="T87_13">Lat</text:span><text:span text:style-name="T87_14">,<text:s/></text:span><text:span text:style-name="T87_15">GPS</text:span><text:span text:style-name="T87_16"><text:s/></text:span><text:span text:style-name="T87_17">Long</text:span><text:span text:style-name="T87_18">,<text:s/></text:span><text:span text:style-name="T87_19">GPS</text:span><text:span text:style-name="T87_20">,<text:s/></text:span><text:span text:style-name="T87_21">Alt</text:span><text:span text:style-name="T87_22">,<text:s/></text:span><text:span text:style-name="T87_23">Magnetometer</text:span><text:span text:style-name="T87_24"><text:s/></text:span><text:span text:style-name="T87_25">heading</text:span><text:span text:style-name="T87_26">,<text:s/></text:span><text:span text:style-name="T87_27">Pressure</text:span><text:span text:style-name="T87_28"><text:s/></text:span><text:span text:style-name="T87_29">Sensor</text:span><text:span text:style-name="T87_30"><text:s/></text:span><text:span text:style-name="T87_31">Temp</text:span><text:span text:style-name="T87_32">,<text:s/></text:span><text:span text:style-name="T87_33">Pressure</text:span><text:span text:style-name="T87_34"><text:s/></text:span><text:span text:style-name="T87_35">Sensor</text:span><text:span text:style-name="T87_36"><text:s/></text:span><text:span text:style-name="T87_37">Pressure</text:span><text:span text:style-name="T87_38">,<text:s/></text:span><text:span text:style-name="T87_39">X</text:span><text:span text:style-name="T87_40"><text:s/></text:span><text:span text:style-name="T87_41">Acceleration</text:span><text:span text:style-name="T87_42">,<text:s/></text:span><text:span text:style-name="T87_43">Y</text:span><text:span text:style-name="T87_44"><text:s/></text:span><text:span text:style-name="T87_45">Acceleration</text:span><text:span text:style-name="T87_46">,<text:s/></text:span><text:span text:style-name="T87_47">Z</text:span><text:span text:style-name="T87_48"><text:s/></text:span><text:span text:style-name="T87_49">Acceleration</text:span><text:span text:style-name="T87_50">.<text:s/></text:span></text:p>
      <text:p text:style-name="P88"/>
      <text:p text:style-name="P89"><text:span text:style-name="T89_1">$<text:s/></text:span><text:span text:style-name="T89_2">awk</text:span><text:span text:style-name="T89_3"><text:s/>-</text:span><text:span text:style-name="T89_4">f</text:span><text:span text:style-name="T89_5"><text:s/></text:span><text:span text:style-name="T89_6">awk</text:span><text:span text:style-name="T89_7">_</text:span><text:span text:style-name="T89_8">test</text:span><text:span text:style-name="T89_9">.</text:span><text:span text:style-name="T89_10">awk</text:span><text:span text:style-name="T89_11"><text:s/></text:span><text:span text:style-name="T89_12">awk</text:span><text:span text:style-name="T89_13">_</text:span><text:span text:style-name="T89_14">test</text:span><text:span text:style-name="T89_15">.</text:span><text:span text:style-name="T89_16">txt</text:span></text:p>
      <text:p text:style-name="P90"><text:span text:style-name="T90_1">020514<text:s/>160118.000<text:s/>4203.2494<text:s/></text:span><text:span text:style-name="T90_2">N</text:span><text:span text:style-name="T90_3"><text:s/>08741.2429<text:s/></text:span><text:span text:style-name="T90_4">W</text:span><text:span text:style-name="T90_5"><text:s/>197.7<text:s/></text:span><text:span text:style-name="T90_6">M</text:span><text:span text:style-name="T90_7"><text:s/>161.23<text:s/>22.72<text:s/>989.06<text:s/>0.09<text:s/>-0.09<text:s/>0.91</text:span></text:p>
      <text:p text:style-name="P91"/>
      <text:p text:style-name="P92"><text:span text:style-name="T92_1">020514<text:s/>160119.000<text:s/>4203.2494<text:s/></text:span><text:span text:style-name="T92_2">N</text:span><text:span text:style-name="T92_3"><text:s/>08741.2431<text:s/></text:span><text:span text:style-name="T92_4">W</text:span><text:span text:style-name="T92_5"><text:s/>197.7<text:s/></text:span><text:span text:style-name="T92_6">M</text:span><text:span text:style-name="T92_7"><text:s/>160.82<text:s/>22.72<text:s/>989.13<text:s/>0.09<text:s/>-0.09<text:s/>0.88</text:span></text:p>
      <text:p text:style-name="P93"/>
      <text:p text:style-name="P94"><text:span text:style-name="T94_1">020514<text:s/>160120.000<text:s/>4203.2494<text:s/></text:span><text:span text:style-name="T94_2">N</text:span><text:span text:style-name="T94_3"><text:s/>08741.2432<text:s/></text:span><text:span text:style-name="T94_4">W</text:span><text:span text:style-name="T94_5"><text:s/>197.7<text:s/></text:span><text:span text:style-name="T94_6">M</text:span><text:span text:style-name="T94_7"><text:s/>162.22<text:s/>22.72<text:s/>989.08<text:s/>0.09<text:s/>-0.09<text:s/>0.91</text:span></text:p>
      <text:p text:style-name="P95"/>
      <text:p text:style-name="P96"><text:span text:style-name="T96_1">020514<text:s/>160121.000<text:s/>4203.2494<text:s/></text:span><text:span text:style-name="T96_2">N</text:span><text:span text:style-name="T96_3"><text:s/>08741.2433<text:s/></text:span><text:span text:style-name="T96_4">W</text:span><text:span text:style-name="T96_5"><text:s/>197.7<text:s/></text:span><text:span text:style-name="T96_6">M</text:span><text:span text:style-name="T96_7"><text:s/>161.32<text:s/>22.72<text:s/>989.06<text:s/>0.09<text:s/>-0.09<text:s/>0.88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